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289.45pt"/>
    </style:style>
    <style:style style:name="co5" style:family="table-column">
      <style:table-column-properties fo:break-before="auto" style:column-width="297.84pt"/>
    </style:style>
    <style:style style:name="co6" style:family="table-column">
      <style:table-column-properties fo:break-before="auto" style:column-width="183.15pt"/>
    </style:style>
    <style:style style:name="co7" style:family="table-column">
      <style:table-column-properties fo:break-before="auto" style:column-width="36pt"/>
    </style:style>
    <style:style style:name="co8" style:family="table-column">
      <style:table-column-properties fo:break-before="auto" style:column-width="136.49pt"/>
    </style:style>
    <style:style style:name="co9" style:family="table-column">
      <style:table-column-properties fo:break-before="auto" style:column-width="156.9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38.0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49.24pt" fo:break-before="auto" style:use-optimal-row-height="true"/>
    </style:style>
    <style:style style:name="ro6" style:family="table-row">
      <style:table-row-properties style:row-height="57.46pt" fo:break-before="auto" style:use-optimal-row-height="true"/>
    </style:style>
    <style:style style:name="ro7" style:family="table-row">
      <style:table-row-properties style:row-height="60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wrap-option="wrap" fo:padding-bottom="3pt" fo:padding-left="0.99pt" fo:padding-right="0.99pt" fo:padding-top="2.01pt" style:vertical-align="middle"/>
    </style:style>
    <style:style style:name="ce8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fo:padding-bottom="3pt" fo:padding-left="0.99pt" fo:padding-right="0.99pt" fo:padding-top="2.01pt" style:vertical-align="middle"/>
      <style:paragraph-properties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 style:vertical-align="middl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3" table:default-cell-style-name="ce4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2" table:default-cell-style-name="ce4"/>
        <table:table-column table:style-name="co9" table:number-columns-repeated="3" table:default-cell-style-name="ce4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5" office:value-type="string" calcext:value-type="string">
            <text:p>Text definition</text:p>
          </table:table-cell>
          <table:table-cell table:style-name="ce5" office:value-type="string" calcext:value-type="string">
            <text:p>Subclass of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string" calcext:value-type="string">
            <text:p>Ignore</text:p>
          </table:table-cell>
          <table:table-cell table:style-name="ce5" office:value-type="string" calcext:value-type="string">
            <text:p>Notes</text:p>
          </table:table-cell>
          <table:table-cell table:style-name="ce1" office:value-type="string" calcext:value-type="string">
            <text:p>Plant type</text:p>
          </table:table-cell>
          <table:table-cell table:style-name="ce1" office:value-type="string" calcext:value-type="string">
            <text:p>NPN phenophase(s)</text:p>
          </table:table-cell>
          <table:table-cell table:style-name="ce1" office:value-type="string" calcext:value-type="string">
            <text:p>BBCH principle stage(s)</text:p>
          </table:table-cell>
          <table:table-cell table:style-name="ce1" office:value-type="string" calcext:value-type="string">
            <text:p>BBCH secondary stage(s)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0</text:p>
          </table:table-cell>
          <table:table-cell table:style-name="ce6" office:value-type="string" calcext:value-type="string">
            <text:p>flower phenological stage</text:p>
          </table:table-cell>
          <table:table-cell table:style-name="ce8" office:value-type="string" calcext:value-type="string">
            <text:p>'plant phenological stage'</text:p>
          </table:table-cell>
          <table:table-cell table:style-name="ce8" office:value-type="string" calcext:value-type="string">
            <text:p>A {plant phenological stage} in which the participant plant has at least one {flower bud} or {flower} that has not yet begun {floral organ senescence}.</text:p>
          </table:table-cell>
          <table:table-cell table:style-name="ce10" table:formula="of:=CONCATENATE([.D2]; &quot; THAT 'has participant' SOME (&quot;; CHAR(10); &quot;    'whole plant' THAT 'has quality' SOME 'flowers present'&quot;; CHAR(10); &quot;)&quot;)" office:value-type="string" office:string-value="'plant phenological stage' THAT 'has participant' SOME (&#10;    'whole plant' THAT 'has quality' SOME 'flowers present'&#10;)" calcext:value-type="string">
            <text:p>'plant phenological stage' THAT 'has participant' SOME (</text:p>
            <text:p>    'whole plant' THAT 'has quality' SOME 'flower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flowers or flower buds”, “flower heads”, “open flowers”, “pollen release”</text:p>
          </table:table-cell>
          <table:table-cell table:style-name="ce3" office:value-type="string" calcext:value-type="string">
            <text:p>5, 6</text:p>
          </table:table-cell>
          <table:table-cell table:style-name="ce3" office:value-type="string" calcext:value-type="string">
            <text:p>5:cannot distinguish; 6:0-7</text:p>
          </table:table-cell>
        </table:table-row>
        <table:table-row table:style-name="ro3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1</text:p>
          </table:table-cell>
          <table:table-cell table:style-name="ce6" office:value-type="string" calcext:value-type="string">
            <text:p>open flower phenological stage</text:p>
          </table:table-cell>
          <table:table-cell table:style-name="ce8" office:value-type="string" calcext:value-type="string">
            <text:p>'flower phenological stage'</text:p>
          </table:table-cell>
          <table:table-cell table:style-name="ce8" office:value-type="string" calcext:value-type="string">
            <text:p>A {flower phenological stage} in which the participant plant is in the {whole plant flowering stage}.</text:p>
          </table:table-cell>
          <table:table-cell table:style-name="ce10" table:formula="of:=CONCATENATE([.D3]; &quot; THAT 'has participant' SOME (&quot;; CHAR(10); &quot;    'whole plant' THAT 'has quality' SOME 'open flowers present'&quot;; CHAR(10); &quot;)&quot;)" office:value-type="string" office:string-value="'flower phenological stage' THAT 'has participant' SOME (&#10;    'whole plant' THAT 'has quality' SOME 'open flowers present'&#10;)" calcext:value-type="string">
            <text:p>'flower phenological stage' THAT 'has participant' SOME (</text:p>
            <text:p>    'whole plant' THAT 'has quality' SOME 'open flower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open flowers”, “pollen release”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6:0-7</text:p>
          </table:table-cell>
        </table:table-row>
        <table:table-row table:style-name="ro4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2</text:p>
          </table:table-cell>
          <table:table-cell table:style-name="ce6" office:value-type="string" calcext:value-type="string">
            <text:p>pollen release (flower) phenological stage</text:p>
          </table:table-cell>
          <table:table-cell table:style-name="ce6" office:value-type="string" calcext:value-type="string">
            <text:p>'open flower phenological stage'</text:p>
          </table:table-cell>
          <table:table-cell table:style-name="ce9" office:value-type="string" calcext:value-type="string">
            <text:p>An {open flower phenological stage} in which the participant plant has at least one {flower} in the {flowering stage} and is releasing pollen.</text:p>
          </table:table-cell>
          <table:table-cell table:style-name="ce10" table:formula="of:=CONCATENATE([.D4]; &quot; THAT 'has participant' SOME (&quot;; CHAR(10); &quot;    'whole plant' THAT 'has quality' SOME 'pollen-releasing flowers present'&quot;; CHAR(10); &quot;)&quot;)" office:value-type="string" office:string-value="'open flower phenological stage' THAT 'has participant' SOME (&#10;    'whole plant' THAT 'has quality' SOME 'pollen-releasing flowers present'&#10;)" calcext:value-type="string">
            <text:p>'open flower phenological stage' THAT 'has participant' SOME (</text:p>
            <text:p>    'whole plant' THAT 'has quality' SOME 'pollen-releasing flower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pollen release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3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3</text:p>
          </table:table-cell>
          <table:table-cell table:style-name="ce6" office:value-type="string" calcext:value-type="string">
            <text:p>fruit phenological stage</text:p>
          </table:table-cell>
          <table:table-cell table:style-name="ce8" office:value-type="string" calcext:value-type="string">
            <text:p>'plant phenological stage'</text:p>
          </table:table-cell>
          <table:table-cell table:style-name="ce8" office:value-type="string" calcext:value-type="string">
            <text:p>A {plant phenological stage} in which the participant plant has at least one {fruit}.</text:p>
          </table:table-cell>
          <table:table-cell table:style-name="ce10" table:formula="of:=CONCATENATE([.D5]; &quot; THAT 'has participant' SOME (&quot;; CHAR(10); &quot;    'whole plant' THAT 'has quality' SOME 'fruits present'&quot;; CHAR(10); &quot;)&quot;)" office:value-type="string" office:string-value="'plant phenological stage' THAT 'has participant' SOME (&#10;    'whole plant' THAT 'has quality' SOME 'fruits present'&#10;)" calcext:value-type="string">
            <text:p>'plant phenological stage' THAT 'has participant' SOME (</text:p>
            <text:p>    'whole plant' THAT 'has quality' SOME 'fruit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fruits”, “ripe fruits”</text:p>
          </table:table-cell>
          <table:table-cell table:style-name="ce3" office:value-type="string" calcext:value-type="string">
            <text:p>6 (6:9 only), 7, 8</text:p>
          </table:table-cell>
          <table:table-cell table:style-name="ce3" office:value-type="string" calcext:value-type="string">
            <text:p>cannot distinguish</text:p>
          </table:table-cell>
        </table:table-row>
        <table:table-row table:style-name="ro3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4</text:p>
          </table:table-cell>
          <table:table-cell table:style-name="ce6" office:value-type="string" calcext:value-type="string">
            <text:p>ripening fruit phenological stage</text:p>
          </table:table-cell>
          <table:table-cell table:style-name="ce8" office:value-type="string" calcext:value-type="string">
            <text:p>'fruit phenological stage'</text:p>
          </table:table-cell>
          <table:table-cell table:style-name="ce8" office:value-type="string" calcext:value-type="string">
            <text:p>A {fruit phenological stage} in which the participant plant has at least one {fruit} in the {fruit ripening stage}.</text:p>
          </table:table-cell>
          <table:table-cell table:style-name="ce10" table:formula="of:=CONCATENATE([.D6]; &quot; THAT 'has participant' SOME (&quot;; CHAR(10); &quot;    'whole plant' THAT 'has quality' SOME 'ripening fruits present'&quot;; CHAR(10); &quot;)&quot;)" office:value-type="string" office:string-value="'fruit phenological stage' THAT 'has participant' SOME (&#10;    'whole plant' THAT 'has quality' SOME 'ripening fruits present'&#10;)" calcext:value-type="string">
            <text:p>'fruit phenological stage' THAT 'has participant' SOME (</text:p>
            <text:p>    'whole plant' THAT 'has quality' SOME 'ripening fruit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ripe fruits”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cannot distinguish</text:p>
          </table:table-cell>
        </table:table-row>
        <table:table-row table:style-name="ro5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5</text:p>
          </table:table-cell>
          <table:table-cell table:style-name="ce6" office:value-type="string" calcext:value-type="string">
            <text:p>falling fruit or seed phenological stage</text:p>
          </table:table-cell>
          <table:table-cell table:style-name="ce8" office:value-type="string" calcext:value-type="string">
            <text:p>'plant phenological stage'</text:p>
          </table:table-cell>
          <table:table-cell table:style-name="ce8" office:value-type="string" calcext:value-type="string">
            <text:p>A {plant phenological stage} in which the participant plant has abscised at least one mature fruit or {seed} or at least one mature fruit or seed has been removed from the participant plant by an herbivore.</text:p>
          </table:table-cell>
          <table:table-cell table:style-name="ce10" table:formula="of:=CONCATENATE([.D7]; &quot; THAT 'has participant' SOME (&quot;; CHAR(10); &quot;    'whole plant' THAT 'has quality' SOME 'abscised fruits or seeds present'&quot;; CHAR(10); &quot;)&quot;)" office:value-type="string" office:string-value="'plant phenological stage' THAT 'has participant' SOME (&#10;    'whole plant' THAT 'has quality' SOME 'abscised fruits or seeds present'&#10;)" calcext:value-type="string">
            <text:p>'plant phenological stage' THAT 'has participant' SOME (</text:p>
            <text:p>    'whole plant' THAT 'has quality' SOME 'abscised fruits or seed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recent fruit or seed drop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1">
          <table:table-cell/>
          <table:table-cell table:style-name="ce3"/>
          <table:table-cell table:style-name="ce6"/>
          <table:table-cell table:style-name="ce8" table:number-columns-repeated="2"/>
          <table:table-cell table:style-name="ce10"/>
          <table:table-cell table:style-name="ce6" table:number-columns-repeated="3"/>
          <table:table-cell table:style-name="ce3"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6</text:p>
          </table:table-cell>
          <table:table-cell table:style-name="ce6" office:value-type="string" calcext:value-type="string">
            <text:p>cone phenological stage</text:p>
          </table:table-cell>
          <table:table-cell table:style-name="ce8" office:value-type="string" calcext:value-type="string">
            <text:p>'plant phenological stage'</text:p>
          </table:table-cell>
          <table:table-cell table:style-name="ce8" office:value-type="string" calcext:value-type="string">
            <text:p>A {plant phenological stage} in which the participant plant has at least one {strobilus} (i.e., a cone).</text:p>
          </table:table-cell>
          <table:table-cell table:style-name="ce10" table:formula="of:=CONCATENATE([.D9]; &quot; THAT 'has participant' SOME (&quot;; CHAR(10); &quot;    'whole plant' THAT 'has quality' SOME 'cones present'&quot;; CHAR(10); &quot;)&quot;)" office:value-type="string" office:string-value="'plant phenological stage' THAT 'has participant' SOME (&#10;    'whole plant' THAT 'has quality' SOME 'cones present'&#10;)" calcext:value-type="string">
            <text:p>'plant phenological stage' THAT 'has participant' SOME (</text:p>
            <text:p>    'whole plant' THAT 'has quality' SOME 'cone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pollen cones”, “open pollen cones”, “pollen release”, “unripe seed cones”, “ripe seed cones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7</text:p>
          </table:table-cell>
          <table:table-cell table:style-name="ce6" office:value-type="string" calcext:value-type="string">
            <text:p>pollen cone phenological stage</text:p>
          </table:table-cell>
          <table:table-cell table:style-name="ce3" office:value-type="string" calcext:value-type="string">
            <text:p>'cone phenological stage'</text:p>
          </table:table-cell>
          <table:table-cell table:style-name="ce8" office:value-type="string" calcext:value-type="string">
            <text:p>A {cone phenological stage} in which the participant plant has at least one {microsporangiate strobilus} (i.e., male or pollen cone) that has not yet released all of its pollen.</text:p>
          </table:table-cell>
          <table:table-cell table:style-name="ce10" table:formula="of:=CONCATENATE([.D10]; &quot; THAT 'has participant' SOME (&quot;; CHAR(10); &quot;    'whole plant' THAT 'has quality' SOME 'pollen cones present'&quot;; CHAR(10); &quot;)&quot;)" office:value-type="string" office:string-value="'cone phenological stage' THAT 'has participant' SOME (&#10;    'whole plant' THAT 'has quality' SOME 'pollen cones present'&#10;)" calcext:value-type="string">
            <text:p>'cone phenological stage' THAT 'has participant' SOME (</text:p>
            <text:p>    'whole plant' THAT 'has quality' SOME 'pollen cone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pollen cones”, “open pollen cones”, “pollen release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4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8</text:p>
          </table:table-cell>
          <table:table-cell table:style-name="ce6" office:value-type="string" calcext:value-type="string">
            <text:p>open pollen cone phenological stage</text:p>
          </table:table-cell>
          <table:table-cell table:style-name="ce3" office:value-type="string" calcext:value-type="string">
            <text:p>'pollen cone phenological stage'</text:p>
          </table:table-cell>
          <table:table-cell table:style-name="ce8" office:value-type="string" calcext:value-type="string">
            <text:p>A {pollen cone phenological stage} in which the participant plant has at least one {microsporangiate strobilus} (i.e., male or pollen cone) that is open but has not yet released all of its pollen.</text:p>
          </table:table-cell>
          <table:table-cell table:style-name="ce10" table:formula="of:=CONCATENATE([.D11]; &quot; THAT 'has participant' SOME (&quot;; CHAR(10); &quot;    'whole plant' THAT 'has quality' SOME 'open pollen cones present'&quot;; CHAR(10); &quot;)&quot;)" office:value-type="string" office:string-value="'pollen cone phenological stage' THAT 'has participant' SOME (&#10;    'whole plant' THAT 'has quality' SOME 'open pollen cones present'&#10;)" calcext:value-type="string">
            <text:p>'pollen cone phenological stage' THAT 'has participant' SOME (</text:p>
            <text:p>    'whole plant' THAT 'has quality' SOME 'open pollen cone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open pollen cones”, “pollen release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6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9</text:p>
          </table:table-cell>
          <table:table-cell table:style-name="ce6" office:value-type="string" calcext:value-type="string">
            <text:p>pollen release (cone) phenological stage</text:p>
          </table:table-cell>
          <table:table-cell table:style-name="ce3" office:value-type="string" calcext:value-type="string">
            <text:p>'open pollen cone phenological stage'</text:p>
          </table:table-cell>
          <table:table-cell table:style-name="ce8" office:value-type="string" calcext:value-type="string">
            <text:p>An {open pollen cone phenological stage} in which the participant plant has at least one {microsporangiate strobilus} (i.e., male or pollen cone) that is releasing pollen.</text:p>
          </table:table-cell>
          <table:table-cell table:style-name="ce10" table:formula="of:=CONCATENATE([.D12]; &quot; THAT 'has participant' SOME (&quot;; CHAR(10); &quot;    'whole plant' THAT 'has quality' SOME 'pollen-releasing pollen cones present'&quot;; CHAR(10); &quot;)&quot;)" office:value-type="string" office:string-value="'open pollen cone phenological stage' THAT 'has participant' SOME (&#10;    'whole plant' THAT 'has quality' SOME 'pollen-releasing pollen cones present'&#10;)" calcext:value-type="string">
            <text:p>'open pollen cone phenological stage' THAT 'has participant' SOME (</text:p>
            <text:p>    'whole plant' THAT 'has quality' SOME 'pollen-releasing pollen cone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pollen release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10</text:p>
          </table:table-cell>
          <table:table-cell table:style-name="ce6" office:value-type="string" calcext:value-type="string">
            <text:p>seed cone phenological stage</text:p>
          </table:table-cell>
          <table:table-cell table:style-name="ce3" office:value-type="string" calcext:value-type="string">
            <text:p>'cone phenological stage'</text:p>
          </table:table-cell>
          <table:table-cell table:style-name="ce8" office:value-type="string" calcext:value-type="string">
            <text:p>A {cone phenological stage} in which the participant plant has at least one {megasporangiate strobilus} (i.e., female or seed cone) that has not yet released all of its seeds.</text:p>
          </table:table-cell>
          <table:table-cell table:style-name="ce10" table:formula="of:=CONCATENATE([.D13]; &quot; THAT 'has participant' SOME (&quot;; CHAR(10); &quot;    'whole plant' THAT 'has quality' SOME 'seed cones present'&quot;; CHAR(10); &quot;)&quot;)" office:value-type="string" office:string-value="'cone phenological stage' THAT 'has participant' SOME (&#10;    'whole plant' THAT 'has quality' SOME 'seed cones present'&#10;)" calcext:value-type="string">
            <text:p>'cone phenological stage' THAT 'has participant' SOME (</text:p>
            <text:p>    'whole plant' THAT 'has quality' SOME 'seed cone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unripe seed cones”, “ripe seed cones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4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11</text:p>
          </table:table-cell>
          <table:table-cell table:style-name="ce6" office:value-type="string" calcext:value-type="string">
            <text:p>unripe seed cone phenological stage</text:p>
          </table:table-cell>
          <table:table-cell table:style-name="ce3" office:value-type="string" calcext:value-type="string">
            <text:p>'seed cone phenological stage'</text:p>
          </table:table-cell>
          <table:table-cell table:style-name="ce8" office:value-type="string" calcext:value-type="string">
            <text:p>A {seed cone phenological stage} in which the participant plant has at least one {megasporangiate strobilus} (i.e., female or seed cone) that is not ripe.</text:p>
          </table:table-cell>
          <table:table-cell table:style-name="ce10" table:formula="of:=CONCATENATE([.D14]; &quot; THAT 'has participant' SOME (&quot;; CHAR(10); &quot;    'whole plant' THAT 'has quality' SOME 'unripe seed cones present'&quot;; CHAR(10); &quot;)&quot;)" office:value-type="string" office:string-value="'seed cone phenological stage' THAT 'has participant' SOME (&#10;    'whole plant' THAT 'has quality' SOME 'unripe seed cones present'&#10;)" calcext:value-type="string">
            <text:p>'seed cone phenological stage' THAT 'has participant' SOME (</text:p>
            <text:p>    'whole plant' THAT 'has quality' SOME 'unripe seed cone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unripe seed cones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4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12</text:p>
          </table:table-cell>
          <table:table-cell table:style-name="ce6" office:value-type="string" calcext:value-type="string">
            <text:p>ripening seed cone phenological stage</text:p>
          </table:table-cell>
          <table:table-cell table:style-name="ce3" office:value-type="string" calcext:value-type="string">
            <text:p>'seed cone phenological stage'</text:p>
          </table:table-cell>
          <table:table-cell table:style-name="ce8" office:value-type="string" calcext:value-type="string">
            <text:p>A {seed cone phenological stage} in which the participant plant has at least one {megasporangiate strobilus} (i.e., female or seed cone) that is ripening.</text:p>
          </table:table-cell>
          <table:table-cell table:style-name="ce10" table:formula="of:=CONCATENATE([.D15]; &quot; THAT 'has participant' SOME (&quot;; CHAR(10); &quot;    'whole plant' THAT 'has quality' SOME 'ripening seed cones present'&quot;; CHAR(10); &quot;)&quot;)" office:value-type="string" office:string-value="'seed cone phenological stage' THAT 'has participant' SOME (&#10;    'whole plant' THAT 'has quality' SOME 'ripening seed cones present'&#10;)" calcext:value-type="string">
            <text:p>'seed cone phenological stage' THAT 'has participant' SOME (</text:p>
            <text:p>    'whole plant' THAT 'has quality' SOME 'ripening seed cone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ripe seed cones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7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13</text:p>
          </table:table-cell>
          <table:table-cell table:style-name="ce6" office:value-type="string" calcext:value-type="string">
            <text:p>falling cone or seed phenological stage</text:p>
          </table:table-cell>
          <table:table-cell table:style-name="ce8" office:value-type="string" calcext:value-type="string">
            <text:p>'plant phenological stage'</text:p>
          </table:table-cell>
          <table:table-cell table:style-name="ce8" office:value-type="string" calcext:value-type="string">
            <text:p>A {plant phenological stage} in which the participant plant has abscised at least one mature {megasporangiate strobilus} (i.e., female or seed cone) or {seed} or at least one mature seed cone or seed has been removed from the participant plant by an herbivore.</text:p>
          </table:table-cell>
          <table:table-cell table:style-name="ce10" table:formula="of:=CONCATENATE([.D16]; &quot; THAT 'has participant' SOME (&quot;; CHAR(10); &quot;    'whole plant' THAT 'has quality' SOME 'abscised cones or seeds present'&quot;; CHAR(10); &quot;)&quot;)" office:value-type="string" office:string-value="'plant phenological stage' THAT 'has participant' SOME (&#10;    'whole plant' THAT 'has quality' SOME 'abscised cones or seeds present'&#10;)" calcext:value-type="string">
            <text:p>'plant phenological stage' THAT 'has participant' SOME (</text:p>
            <text:p>    'whole plant' THAT 'has quality' SOME 'abscised cones or seed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recent cone or seed drop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1" table:number-rows-repeated="947">
          <table:table-cell/>
          <table:table-cell table:style-name="ce3"/>
          <table:table-cell table:style-name="ce6"/>
          <table:table-cell table:style-name="ce3"/>
          <table:table-cell table:style-name="ce6" table:number-columns-repeated="5"/>
          <table:table-cell table:style-name="ce3" table:number-columns-repeated="4"/>
        </table:table-row>
        <table:table-row table:style-name="ro1" table:number-rows-repeated="104761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5:00:58.7340508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9T15:04:48.621853461</dc:date>
    <dc:creator>Brian </dc:creator>
    <meta:editing-duration>P27DT16H56M23S</meta:editing-duration>
    <meta:editing-cycles>164</meta:editing-cycles>
    <meta:generator>LibreOffice/5.1.4.2$Linux_X86_64 LibreOffice_project/10m0$Build-2</meta:generator>
    <meta:document-statistic meta:table-count="1" meta:cell-count="153" meta:object-count="0"/>
  </office:meta>
</office:document-meta>
</file>